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9e96" officeooo:paragraph-rsid="001d9e96"/>
    </style:style>
    <style:style style:name="P2" style:family="paragraph" style:parent-style-name="Standard">
      <style:text-properties officeooo:rsid="001d9e96" officeooo:paragraph-rsid="001ed286"/>
    </style:style>
    <style:style style:name="P3" style:family="paragraph" style:parent-style-name="Standard">
      <style:text-properties officeooo:paragraph-rsid="001d9e96"/>
    </style:style>
    <style:style style:name="P4" style:family="paragraph" style:parent-style-name="Standard">
      <style:text-properties officeooo:rsid="001ed286" officeooo:paragraph-rsid="001ed286"/>
    </style:style>
    <style:style style:name="P5" style:family="paragraph" style:parent-style-name="Standard">
      <style:text-properties officeooo:rsid="001ed286" officeooo:paragraph-rsid="00207160"/>
    </style:style>
    <style:style style:name="P6" style:family="paragraph" style:parent-style-name="Standard">
      <style:text-properties officeooo:rsid="001ed286" officeooo:paragraph-rsid="00216e4b"/>
    </style:style>
    <style:style style:name="P7" style:family="paragraph" style:parent-style-name="Standard">
      <style:text-properties officeooo:rsid="00216e4b" officeooo:paragraph-rsid="00216e4b"/>
    </style:style>
    <style:style style:name="P8" style:family="paragraph" style:parent-style-name="Standard">
      <style:text-properties officeooo:rsid="0022dd30" officeooo:paragraph-rsid="0023799f"/>
    </style:style>
    <style:style style:name="P9" style:family="paragraph" style:parent-style-name="Standard">
      <style:text-properties officeooo:rsid="0024fb7a" officeooo:paragraph-rsid="0024fb7a"/>
    </style:style>
    <style:style style:name="P10" style:family="paragraph" style:parent-style-name="Standard">
      <style:text-properties officeooo:rsid="0024fb7a" officeooo:paragraph-rsid="0026c908"/>
    </style:style>
    <style:style style:name="P11" style:family="paragraph" style:parent-style-name="Standard">
      <style:text-properties officeooo:rsid="0027ca0d" officeooo:paragraph-rsid="0027ca0d"/>
    </style:style>
    <style:style style:name="P12" style:family="paragraph" style:parent-style-name="Standard">
      <style:text-properties officeooo:paragraph-rsid="0027d9e4"/>
    </style:style>
    <style:style style:name="P13" style:family="paragraph" style:parent-style-name="Standard">
      <style:text-properties officeooo:rsid="0029a098" officeooo:paragraph-rsid="0029a098"/>
    </style:style>
    <style:style style:name="T1" style:family="text">
      <style:text-properties officeooo:rsid="001d9e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e96" style:font-weight-asian="bold" style:font-weight-complex="bold"/>
    </style:style>
    <style:style style:name="T4" style:family="text">
      <style:text-properties fo:font-weight="bold" officeooo:rsid="0027d9e4" style:font-weight-asian="bold" style:font-weight-complex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officeooo:rsid="001d9e96" style:font-name-complex="Times New Roman"/>
    </style:style>
    <style:style style:name="T7" style:family="text">
      <style:text-properties style:font-name="Times New Roman" officeooo:rsid="001ed286" style:font-name-complex="Times New Roman"/>
    </style:style>
    <style:style style:name="T8" style:family="text">
      <style:text-properties style:font-name="Times New Roman" officeooo:rsid="00216e4b" style:font-name-complex="Times New Roman"/>
    </style:style>
    <style:style style:name="T9" style:family="text">
      <style:text-properties officeooo:rsid="0027d9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span text:style-name="T4">TABLES</text:span></text:p>
      <text:p text:style-name="P13"><text:span text:style-name="T4">MariaDB [te3166db]&gt; select * from departments;</text:span></text:p>
      <text:p text:style-name="P13"><text:span text:style-name="T4">+---------+-----------+</text:span></text:p>
      <text:p text:style-name="P13"><text:span text:style-name="T4">| dept_id | dept_name |</text:span></text:p>
      <text:p text:style-name="P13"><text:span text:style-name="T4">+---------+-----------+</text:span></text:p>
      <text:p text:style-name="P13"><text:span text:style-name="T4">| <text:s text:c="6"/>1 | Computer <text:s/>|</text:span></text:p>
      <text:p text:style-name="P13"><text:span text:style-name="T4">| <text:s text:c="6"/>2 | IT <text:s text:c="7"/>|</text:span></text:p>
      <text:p text:style-name="P13"><text:span text:style-name="T4">| <text:s text:c="6"/>3 | ENTC <text:s text:c="5"/>|</text:span></text:p>
      <text:p text:style-name="P13"><text:span text:style-name="T4">| <text:s text:c="6"/>4 | Applied <text:s text:c="2"/>|</text:span></text:p>
      <text:p text:style-name="P13"><text:span text:style-name="T4">+---------+-----------+</text:span></text:p>
      <text:p text:style-name="P13"><text:span text:style-name="T4">4 rows in set (0.00 sec)</text:span></text:p>
      <text:p text:style-name="P13"><text:span text:style-name="T4"></text:span></text:p>
      <text:p text:style-name="P13"><text:span text:style-name="T4">MariaDB [te3166db]&gt; select * from professors;</text:span></text:p>
      <text:p text:style-name="P13"><text:span text:style-name="T4">\+---------+------------+------------+---------+-------------+--------+------------+-----------------+------------+---------+</text:span></text:p>
      <text:p text:style-name="P13"><text:span text:style-name="T4">| prof_id | prof_fname | prof_lname | dept_id | designation | salary | doj <text:s text:c="7"/>| email <text:s text:c="10"/>| phone <text:s text:c="5"/>| city <text:s text:c="3"/>|</text:span></text:p>
      <text:p text:style-name="P13"><text:span text:style-name="T4">+---------+------------+------------+---------+-------------+--------+------------+-----------------+------------+---------+</text:span></text:p>
      <text:p text:style-name="P13"><text:span text:style-name="T4">| <text:s text:c="5"/>11 | Vishal <text:s text:c="4"/>| Bhoi <text:s text:c="6"/>| <text:s text:c="6"/>3 | Professor <text:s text:c="2"/>| <text:s/>50000 | 2015-01-01 | vishal@gmail.co | 9403311498 | mumbai <text:s/>|</text:span></text:p>
      <text:p text:style-name="P13"><text:span text:style-name="T4">| <text:s text:c="5"/>12 | Vikas <text:s text:c="5"/>| Gacche <text:s text:c="4"/>| <text:s text:c="6"/>3 | Professor <text:s text:c="2"/>| <text:s/>20000 | 2016-01-01 | vicks@gmail.com | 7775905754 | Nanded <text:s/>|</text:span></text:p>
      <text:p text:style-name="P13"><text:span text:style-name="T4">| <text:s text:c="5"/>13 | Akshay <text:s text:c="4"/>| kharul <text:s text:c="4"/>| <text:s text:c="6"/>3 | professor <text:s text:c="2"/>| <text:s/>10000 | 2016-07-13 | akki@gmail.com <text:s/>| 9021562191 | pune <text:s text:c="3"/>|</text:span></text:p>
      <text:p text:style-name="P13"><text:span text:style-name="T4">| <text:s text:c="5"/>21 | Chinmay <text:s text:c="3"/>| Saraf <text:s text:c="5"/>| <text:s text:c="6"/>1 | Professor <text:s text:c="2"/>| <text:s/>40000 | 2015-01-01 | nds@gmail.com <text:s text:c="2"/>| 9403311492 | Jalgaon |</text:span></text:p>
      <text:p text:style-name="P13"><text:span text:style-name="T4">| <text:s text:c="5"/>22 | Devashish <text:s/>| Khairnar <text:s text:c="2"/>| <text:s text:c="6"/>1 | Professor <text:s text:c="2"/>| <text:s/>20000 | 2016-01-01 | dev@gmail.com <text:s text:c="2"/>| 9403311494 | Nasik <text:s text:c="2"/>|</text:span></text:p>
      <text:p text:style-name="P13"><text:span text:style-name="T4">| <text:s text:c="5"/>23 | Siddharth <text:s/>| Sabadra <text:s text:c="3"/>| <text:s text:c="6"/>1 | Professor <text:s text:c="2"/>| <text:s/>60000 | 2013-02-03 | sid@gmail.com <text:s text:c="2"/>| 9890290015 | Nasik <text:s text:c="2"/>|</text:span></text:p>
      <text:p text:style-name="P13"><text:span text:style-name="T4">| <text:s text:c="5"/>24 | Kartik <text:s text:c="4"/>| Sahasra <text:s text:c="3"/>| <text:s text:c="6"/>1 | professor <text:s text:c="2"/>| <text:s/>10000 | 2016-12-04 | kartik@gmail.co | 9420568618 | pune <text:s text:c="3"/>|</text:span></text:p>
      <text:p text:style-name="P13"><text:span text:style-name="T4">| <text:s text:c="5"/>31 | Rushikesh <text:s/>| Karad <text:s text:c="5"/>| <text:s text:c="6"/>2 | Professor <text:s text:c="2"/>| <text:s/>68250 | 2015-01-01 | rushi@gmail.com | 9891523478 | Nasik <text:s text:c="2"/>|</text:span></text:p>
      <text:p text:style-name="P13"><text:span text:style-name="T4">| <text:s text:c="5"/>32 | devesh <text:s text:c="4"/>| Das <text:s text:c="7"/>| <text:s text:c="6"/>2 | Professor <text:s text:c="2"/>| <text:s/>30000 | 2016-01-01 | sangat@gmail.co | 0123456789 | mumbai <text:s/>|</text:span></text:p>
      <text:p text:style-name="P13"><text:span text:style-name="T4">| <text:s text:c="5"/>33 | Minal <text:s text:c="5"/>| Mallawat <text:s text:c="2"/>| <text:s text:c="6"/>2 | Professor <text:s text:c="2"/>| <text:s/>62000 | 2016-06-10 | minal@gmail.com | 9423959443 | Jalna <text:s text:c="2"/>|</text:span></text:p>
      <text:p text:style-name="P13"><text:span text:style-name="T4">| <text:s text:c="4"/>101 | Sangat <text:s text:c="4"/>| Das <text:s text:c="7"/>| <text:s text:c="6"/>2 | Professor <text:s text:c="2"/>| <text:s/>55000 | 2014-04-15 | da</text:span><text:span text:style-name="T2">ssangat@gmail | 9876543210 | Nagpur <text:s/>|</text:span></text:p>
      <text:p text:style-name="P13"><text:span text:style-name="T2">+---------+------------+------------+---------+-------------+--------+------------+-----------------+------------+---------+</text:span></text:p>
      <text:p text:style-name="P13"><text:span text:style-name="T2"></text:span></text:p>
      <text:p text:style-name="P13"><text:span text:style-name="T2">MariaDB [te3166db]&gt; select * from shift;</text:span></text:p>
      <text:p text:style-name="P13"><text:span text:style-name="T2">+---------+-------+---------------+</text:span></text:p>
      <text:p text:style-name="P13"><text:span text:style-name="T2">| prof_id | shift | working_hours |</text:span></text:p>
      <text:p text:style-name="P13"><text:span text:style-name="T2">+---------+-------+---------------+</text:span></text:p>
      <text:p text:style-name="P13"><text:span text:style-name="T2">| <text:s text:c="5"/>11 | <text:s text:c="4"/>1 | <text:s text:c="11"/>10 |</text:span></text:p>
      <text:p text:style-name="P13"><text:soft-page-break/><text:span text:style-name="T2">| <text:s text:c="5"/>12 | <text:s text:c="4"/>1 | <text:s text:c="12"/>9 |</text:span></text:p>
      <text:p text:style-name="P13"><text:span text:style-name="T2">| <text:s text:c="5"/>21 | <text:s text:c="4"/>1 | <text:s text:c="12"/>9 |</text:span></text:p>
      <text:p text:style-name="P13"><text:span text:style-name="T2">| <text:s text:c="5"/>22 | <text:s text:c="4"/>1 | <text:s text:c="12"/>9 |</text:span></text:p>
      <text:p text:style-name="P13"><text:span text:style-name="T2">| <text:s text:c="5"/>23 | <text:s text:c="4"/>2 | <text:s text:c="12"/>8 |</text:span></text:p>
      <text:p text:style-name="P13"><text:span text:style-name="T2">| <text:s text:c="5"/>31 | <text:s text:c="4"/>1 | <text:s text:c="11"/>10 |</text:span></text:p>
      <text:p text:style-name="P13"><text:span text:style-name="T2">| <text:s text:c="5"/>32 | <text:s text:c="4"/>2 | <text:s text:c="12"/>9 |</text:span></text:p>
      <text:p text:style-name="P13"><text:span text:style-name="T2">| <text:s text:c="5"/>33 | <text:s text:c="4"/>2 | <text:s text:c="11"/>10 |</text:span></text:p>
      <text:p text:style-name="P13"><text:span text:style-name="T2">| <text:s text:c="5"/>13 | <text:s text:c="4"/>2 | <text:s text:c="11"/>10 |</text:span></text:p>
      <text:p text:style-name="P13"><text:span text:style-name="T2">| <text:s text:c="5"/>24 | <text:s text:c="4"/>2 | <text:s text:c="12"/>8 |</text:span></text:p>
      <text:p text:style-name="P13"><text:span text:style-name="T2">| <text:s text:c="4"/>101 | <text:s text:c="4"/>1 | <text:s text:c="12"/>9 |</text:span></text:p>
      <text:p text:style-name="P13"><text:span text:style-name="T2">+---------+-------+---------------+</text:span></text:p>
      <text:p text:style-name="P13"><text:span text:style-name="T2"/></text:p>
      <text:p text:style-name="P13"/>
      <text:p text:style-name="P13"><text:span text:style-name="T2">MariaDB [te3166db]&gt; select * from works;</text:span></text:p>
      <text:p text:style-name="P13"><text:span text:style-name="T2">+---------+---------+----------+</text:span></text:p>
      <text:p text:style-name="P13"><text:span text:style-name="T2">| prof_id | dept_id | duration |</text:span></text:p>
      <text:p text:style-name="P13"><text:span text:style-name="T2">+---------+---------+----------+</text:span></text:p>
      <text:p text:style-name="P13"><text:span text:style-name="T2">| <text:s text:c="5"/>11 | <text:s text:c="6"/>3 | 10:30:00 |</text:span></text:p>
      <text:p text:style-name="P13"><text:span text:style-name="T2">| <text:s text:c="5"/>12 | <text:s text:c="6"/>3 | 10:45:11 |</text:span></text:p>
      <text:p text:style-name="P13"><text:span text:style-name="T2">| <text:s text:c="5"/>21 | <text:s text:c="6"/>1 | 09:30:00 |</text:span></text:p>
      <text:p text:style-name="P13"><text:span text:style-name="T2">| <text:s text:c="5"/>22 | <text:s text:c="6"/>1 | 09:35:00 |</text:span></text:p>
      <text:p text:style-name="P13"><text:span text:style-name="T2">| <text:s text:c="5"/>23 | <text:s text:c="6"/>1 | 08:55:00 |</text:span></text:p>
      <text:p text:style-name="P13"><text:span text:style-name="T2">| <text:s text:c="5"/>31 | <text:s text:c="6"/>2 | 07:50:10 |</text:span></text:p>
      <text:p text:style-name="P13"><text:span text:style-name="T2">| <text:s text:c="5"/>32 | <text:s text:c="6"/>2 | 09:50:10 |</text:span></text:p>
      <text:p text:style-name="P13"><text:span text:style-name="T2">| <text:s text:c="5"/>33 | <text:s text:c="6"/>2 | 08:10:10 |</text:span></text:p>
      <text:p text:style-name="P13"><text:span text:style-name="T2">| <text:s text:c="5"/>13 | <text:s text:c="6"/>3 | 09:45:11 |</text:span></text:p>
      <text:p text:style-name="P13"><text:span text:style-name="T2">| <text:s text:c="5"/>24 | <text:s text:c="6"/>1 | 11:00:00 |</text:span></text:p>
      <text:p text:style-name="P13"><text:span text:style-name="T2">+---------+---------+----------+</text:span></text:p>
      <text:p text:style-name="P13"><text:span text:style-name="T2"/></text:p>
      <text:p text:style-name="P12"><text:tab/></text:p>
      <text:p text:style-name="P12"><text:span text:style-name="T3"><text:tab/><text:tab/><text:tab/><text:tab/>QUERY</text:span></text:p>
      <text:p text:style-name="P3"><text:span text:style-name="T1">1.</text:span><text:span text:style-name="T6">Find the professor details and department details using NATURAL JOIN.</text:span></text:p>
      <text:p text:style-name="Standard"/>
      <text:p text:style-name="P1">MariaDB [te3166db]&gt; select * from professors natural join departments;</text:p>
      <text:p text:style-name="P1">+---------+---------+------------+------------+-------------+--------+------------+-----------------+------------+---------+-----------+</text:p>
      <text:p text:style-name="P1">| dept_id | prof_id | prof_fname | prof_lname | designation | salary | doj <text:s text:c="7"/>| email <text:s text:c="10"/>| phone <text:s text:c="5"/>| city <text:s text:c="3"/>| dept_name |</text:p>
      <text:p text:style-name="P1">+---------+---------+------------+------------+-------------+--------+------------+-----------------+------------+---------+-----------+</text:p>
      <text:p text:style-name="P1">| <text:s text:c="6"/>3 | <text:s text:c="5"/>11 | Vishal <text:s text:c="4"/>| Bhoi <text:s text:c="6"/>| Professor <text:s text:c="2"/>| <text:s/>50000 | 2015-01-01 | vishal@gmail.co | 9403311498 | mumbai <text:s/>| ENTC <text:s text:c="5"/>|</text:p>
      <text:p text:style-name="P1">| <text:s text:c="6"/>3 | <text:s text:c="5"/>12 | Vikas <text:s text:c="5"/>| Gacche <text:s text:c="4"/>| Professor <text:s text:c="2"/>| <text:s/>20000 | 2016-01-01 | vicks@gmail.com | 7775905754 | Nanded <text:s/>| ENTC <text:s text:c="5"/>|</text:p>
      <text:p text:style-name="P1">| <text:s text:c="6"/>3 | <text:s text:c="5"/>13 | Akshay <text:s text:c="4"/>| kharul <text:s text:c="4"/>| professor <text:s text:c="2"/>| <text:s/>10000 | 2016-07-13 | akki@gmail.com <text:s/>| 9021562191 | pune <text:s text:c="3"/>| ENTC <text:s text:c="5"/>|</text:p>
      <text:p text:style-name="P1">| <text:s text:c="6"/>1 | <text:s text:c="5"/>21 | Chinmay <text:s text:c="3"/>| Saraf <text:s text:c="5"/>| Professor <text:s text:c="2"/>| <text:s/>40000 | 2015-01-01 | nds@gmail.com <text:s text:c="2"/>| 9403311492 | Jalgaon | Computer <text:s/>|</text:p>
      <text:p text:style-name="P1">| <text:s text:c="6"/>1 | <text:s text:c="5"/>22 | Devashish <text:s/>| Khairnar <text:s text:c="2"/>| Professor <text:s text:c="2"/>| <text:s/>20000 | 2016-01-01 | dev@gmail.com <text:s text:c="2"/>| <text:soft-page-break/>9403311494 | Nasik <text:s text:c="2"/>| Computer <text:s/>|</text:p>
      <text:p text:style-name="P1">| <text:s text:c="6"/>1 | <text:s text:c="5"/>23 | Siddharth <text:s/>| Sabadra <text:s text:c="3"/>| Professor <text:s text:c="2"/>| <text:s/>60000 | 2013-02-03 | sid@gmail.com <text:s text:c="2"/>| 9890290015 | Nasik <text:s text:c="2"/>| Computer <text:s/>|</text:p>
      <text:p text:style-name="P1">| <text:s text:c="6"/>1 | <text:s text:c="5"/>24 | Kartik <text:s text:c="4"/>| Sahasra <text:s text:c="3"/>| professor <text:s text:c="2"/>| <text:s/>10000 | 2016-12-04 | kartik@gmail.co | 9420568618 | pune <text:s text:c="3"/>| Computer <text:s/>|</text:p>
      <text:p text:style-name="P1">| <text:s text:c="6"/>2 | <text:s text:c="5"/>31 | Rushikesh <text:s/>| Karad <text:s text:c="5"/>| Professor <text:s text:c="2"/>| <text:s/>68250 | 2015-01-01 | rushi@gmail.com | 9891523478 | Nasik <text:s text:c="2"/>| IT <text:s text:c="7"/>|</text:p>
      <text:p text:style-name="P1">| <text:s text:c="6"/>2 | <text:s text:c="5"/>32 | devesh <text:s text:c="4"/>| Das <text:s text:c="7"/>| Professor <text:s text:c="2"/>| <text:s/>30000 | 2016-01-01 | sangat@gmail.co | 0123456789 | mumbai <text:s/>| IT <text:s text:c="7"/>|</text:p>
      <text:p text:style-name="P1">| <text:s text:c="6"/>2 | <text:s text:c="5"/>33 | Minal <text:s text:c="5"/>| Mallawat <text:s text:c="2"/>| Professor <text:s text:c="2"/>| <text:s/>62000 | 2016-06-10 | minal@gmail.com | 9423959443 | Jalna <text:s text:c="2"/>| IT <text:s text:c="7"/>|</text:p>
      <text:p text:style-name="P1">+---------+---------+------------+------------+-------------+--------+------------+-----------------+------------+---------+-----------+</text:p>
      <text:p text:style-name="P1"/>
      <text:p text:style-name="P1">2.<text:span text:style-name="T5">Find the prof_id, prof_name and <text:s/>shift. (INNER JOIN)</text:span></text:p>
      <text:p text:style-name="P2"><text:span text:style-name="T7">MariaDB [te3166db]&gt; select p.prof_id, p.prof_fname, p.prof_lname,s.shift, s.working_hours from professors as p join shift as s using(prof_id);</text:span></text:p>
      <text:p text:style-name="P4"><text:span text:style-name="T5">+---------+------------+------------+-------+---------------+</text:span></text:p>
      <text:p text:style-name="P4"><text:span text:style-name="T5">| prof_id | prof_fname | prof_lname | shift | working_hours |</text:span></text:p>
      <text:p text:style-name="P4"><text:span text:style-name="T5">+---------+------------+------------+-------+---------------+</text:span></text:p>
      <text:p text:style-name="P4"><text:span text:style-name="T5">| <text:s text:c="5"/>11 | Vishal <text:s text:c="4"/>| Bhoi <text:s text:c="6"/>| <text:s text:c="4"/>1 | <text:s text:c="11"/>10 |</text:span></text:p>
      <text:p text:style-name="P4"><text:span text:style-name="T5">| <text:s text:c="5"/>12 | Vikas <text:s text:c="5"/>| Gacche <text:s text:c="4"/>| <text:s text:c="4"/>1 | <text:s text:c="12"/>9 |</text:span></text:p>
      <text:p text:style-name="P4"><text:span text:style-name="T5">| <text:s text:c="5"/>21 | Chinmay <text:s text:c="3"/>| Saraf <text:s text:c="5"/>| <text:s text:c="4"/>1 | <text:s text:c="12"/>9 |</text:span></text:p>
      <text:p text:style-name="P4"><text:span text:style-name="T5">| <text:s text:c="5"/>22 | Devashish <text:s/>| Khairnar <text:s text:c="2"/>| <text:s text:c="4"/>1 | <text:s text:c="12"/>9 |</text:span></text:p>
      <text:p text:style-name="P4"><text:span text:style-name="T5">| <text:s text:c="5"/>23 | Siddharth <text:s/>| Sabadra <text:s text:c="3"/>| <text:s text:c="4"/>2 | <text:s text:c="12"/>8 |</text:span></text:p>
      <text:p text:style-name="P4"><text:span text:style-name="T5">| <text:s text:c="5"/>31 | Rushikesh <text:s/>| Karad <text:s text:c="5"/>| <text:s text:c="4"/>1 | <text:s text:c="11"/>10 |</text:span></text:p>
      <text:p text:style-name="P4"><text:span text:style-name="T5">| <text:s text:c="5"/>32 | devesh <text:s text:c="4"/>| Das <text:s text:c="7"/>| <text:s text:c="4"/>2 | <text:s text:c="12"/>9 |</text:span></text:p>
      <text:p text:style-name="P4"><text:span text:style-name="T5">| <text:s text:c="5"/>33 | Minal <text:s text:c="5"/>| Mallawat <text:s text:c="2"/>| <text:s text:c="4"/>2 | <text:s text:c="11"/>10 |</text:span></text:p>
      <text:p text:style-name="P4"><text:span text:style-name="T5">| <text:s text:c="5"/>13 | Akshay <text:s text:c="4"/>| kharul <text:s text:c="4"/>| <text:s text:c="4"/>2 | <text:s text:c="11"/>10 |</text:span></text:p>
      <text:p text:style-name="P4"><text:span text:style-name="T5">| <text:s text:c="5"/>24 | Kartik <text:s text:c="4"/>| Sahasra <text:s text:c="3"/>| <text:s text:c="4"/>2 | <text:s text:c="12"/>8 |</text:span></text:p>
      <text:p text:style-name="P4"><text:span text:style-name="T5">+---------+------------+------------+-------+---------------+</text:span></text:p>
      <text:p text:style-name="P4"/>
      <text:p text:style-name="P5"><text:span text:style-name="T5">3.List all the department details and the corresponding names of professors in the same department.(left outer join)</text:span></text:p>
      <text:p text:style-name="P5"/>
      <text:p text:style-name="P6"><text:span text:style-name="T8">MariaDB [te3166db]&gt; select d.dept_id, d.dept_name,p.prof_fname,p.prof_lname from departments as d left outer join professors as p on d.dept_id=p.dept_id; </text:span></text:p>
      <text:p text:style-name="P7"><text:span text:style-name="T5">+---------+-----------+------------+------------+</text:span></text:p>
      <text:p text:style-name="P7"><text:span text:style-name="T5">| dept_id | dept_name | prof_fname | prof_lname |</text:span></text:p>
      <text:p text:style-name="P7"><text:span text:style-name="T5">+---------+-----------+------------+------------+</text:span></text:p>
      <text:p text:style-name="P7"><text:span text:style-name="T5">| <text:s text:c="6"/>1 | Computer <text:s/>| Chinmay <text:s text:c="3"/>| Saraf <text:s text:c="5"/>|</text:span></text:p>
      <text:p text:style-name="P7"><text:span text:style-name="T5">| <text:s text:c="6"/>1 | Computer <text:s/>| Devashish <text:s/>| Khairnar <text:s text:c="2"/>|</text:span></text:p>
      <text:p text:style-name="P7"><text:span text:style-name="T5">| <text:s text:c="6"/>1 | Computer <text:s/>| Siddharth <text:s/>| Sabadra <text:s text:c="3"/>|</text:span></text:p>
      <text:p text:style-name="P7"><text:span text:style-name="T5">| <text:s text:c="6"/>1 | Computer <text:s/>| Kartik <text:s text:c="4"/>| Sahasra <text:s text:c="3"/>|</text:span></text:p>
      <text:p text:style-name="P7"><text:span text:style-name="T5">| <text:s text:c="6"/>2 | IT <text:s text:c="7"/>| Rushikesh <text:s/>| Karad <text:s text:c="5"/>|</text:span></text:p>
      <text:p text:style-name="P7"><text:span text:style-name="T5">| <text:s text:c="6"/>2 | IT <text:s text:c="7"/>| devesh <text:s text:c="4"/>| Das <text:s text:c="7"/>|</text:span></text:p>
      <text:p text:style-name="P7"><text:span text:style-name="T5">| <text:s text:c="6"/>2 | IT <text:s text:c="7"/>| Minal <text:s text:c="5"/>| Mallawat <text:s text:c="2"/>|</text:span></text:p>
      <text:p text:style-name="P7"><text:span text:style-name="T5">| <text:s text:c="6"/>3 | ENTC <text:s text:c="5"/>| Vishal <text:s text:c="4"/>| Bhoi <text:s text:c="6"/>|</text:span></text:p>
      <text:p text:style-name="P7"><text:span text:style-name="T5">| <text:s text:c="6"/>3 | ENTC <text:s text:c="5"/>| Vikas <text:s text:c="5"/>| Gacche <text:s text:c="4"/>|</text:span></text:p>
      <text:p text:style-name="P7"><text:soft-page-break/><text:span text:style-name="T5">| <text:s text:c="6"/>3 | ENTC <text:s text:c="5"/>| Akshay <text:s text:c="4"/>| kharul <text:s text:c="4"/>|</text:span></text:p>
      <text:p text:style-name="P7"><text:span text:style-name="T5">| <text:s text:c="6"/>4 | Applied <text:s text:c="2"/>| NULL <text:s text:c="6"/>| NULL <text:s text:c="6"/>|</text:span></text:p>
      <text:p text:style-name="P7"><text:span text:style-name="T5">+---------+-----------+------------+------------+</text:span></text:p>
      <text:p text:style-name="P7"/>
      <text:p text:style-name="P8"><text:span text:style-name="T5">4.List all the professors and the corresponding names of department.(right outer join)</text:span></text:p>
      <text:p text:style-name="P9"><text:span text:style-name="T5">MariaDB [te3166db]&gt; select p.prof_fname, p.prof_lname, p.prof_id, p.salary, p.designation, p.doj, p.city, p.email,p.phone,p.dept_id, d.dept_name from departments as d right outer join professors as p on p.dept_id=d.dept_id;</text:span></text:p>
      <text:p text:style-name="P9"><text:span text:style-name="T5">+------------+------------+---------+--------+-------------+------------+---------+-----------------+------------+---------+-----------+</text:span></text:p>
      <text:p text:style-name="P9"><text:span text:style-name="T5">| prof_fname | prof_lname | prof_id | salary | designation | doj <text:s text:c="7"/>| city <text:s text:c="3"/>| email <text:s text:c="10"/>| phone <text:s text:c="5"/>| dept_id | dept_name |</text:span></text:p>
      <text:p text:style-name="P9"><text:span text:style-name="T5">+------------+------------+---------+--------+-------------+------------+---------+-----------------+------------+---------+-----------+</text:span></text:p>
      <text:p text:style-name="P9"><text:span text:style-name="T5">| Vishal <text:s text:c="4"/>| Bhoi <text:s text:c="6"/>| <text:s text:c="5"/>11 | <text:s/>50000 | Professor <text:s text:c="2"/>| 2015-01-01 | mumbai <text:s/>| vishal@gmail.co | 9403311498 | <text:s text:c="6"/>3 | ENTC <text:s text:c="5"/>|</text:span></text:p>
      <text:p text:style-name="P9"><text:span text:style-name="T5">| Vikas <text:s text:c="5"/>| Gacche <text:s text:c="4"/>| <text:s text:c="5"/>12 | <text:s/>20000 | Professor <text:s text:c="2"/>| 2016-01-01 | Nanded <text:s/>| vicks@gmail.com | 7775905754 | <text:s text:c="6"/>3 | ENTC <text:s text:c="5"/>|</text:span></text:p>
      <text:p text:style-name="P9"><text:span text:style-name="T5">| Akshay <text:s text:c="4"/>| kharul <text:s text:c="4"/>| <text:s text:c="5"/>13 | <text:s/>10000 | professor <text:s text:c="2"/>| 2016-07-13 | pune <text:s text:c="3"/>| akki@gmail.com <text:s/>| 9021562191 | <text:s text:c="6"/>3 | ENTC <text:s text:c="5"/>|</text:span></text:p>
      <text:p text:style-name="P9"><text:span text:style-name="T5">| Chinmay <text:s text:c="3"/>| Saraf <text:s text:c="5"/>| <text:s text:c="5"/>21 | <text:s/>40000 | Professor <text:s text:c="2"/>| 2015-01-01 | Jalgaon | nds@gmail.com <text:s text:c="2"/>| 9403311492 | <text:s text:c="6"/>1 | Computer <text:s/>|</text:span></text:p>
      <text:p text:style-name="P9"><text:span text:style-name="T5">| Devashish <text:s/>| Khairnar <text:s text:c="2"/>| <text:s text:c="5"/>22 | <text:s/>20000 | Professor <text:s text:c="2"/>| 2016-01-01 | Nasik <text:s text:c="2"/>| dev@gmail.com <text:s text:c="2"/>| 9403311494 | <text:s text:c="6"/>1 | Computer <text:s/>|</text:span></text:p>
      <text:p text:style-name="P9"><text:span text:style-name="T5">| Siddharth <text:s/>| Sabadra <text:s text:c="3"/>| <text:s text:c="5"/>23 | <text:s/>60000 | Professor <text:s text:c="2"/>| 2013-02-03 | Nasik <text:s text:c="2"/>| sid@gmail.com <text:s text:c="2"/>| 9890290015 | <text:s text:c="6"/>1 | Computer <text:s/>|</text:span></text:p>
      <text:p text:style-name="P9"><text:span text:style-name="T5">| Kartik <text:s text:c="4"/>| Sahasra <text:s text:c="3"/>| <text:s text:c="5"/>24 | <text:s/>10000 | professor <text:s text:c="2"/>| 2016-12-04 | pune <text:s text:c="3"/>| kartik@gmail.co | 9420568618 | <text:s text:c="6"/>1 | Computer <text:s/>|</text:span></text:p>
      <text:p text:style-name="P9"><text:span text:style-name="T5">| Rushikesh <text:s/>| Karad <text:s text:c="5"/>| <text:s text:c="5"/>31 | <text:s/>68250 | Professor <text:s text:c="2"/>| 2015-01-01 | Nasik <text:s text:c="2"/>| rushi@gmail.com | 9891523478 | <text:s text:c="6"/>2 | IT <text:s text:c="7"/>|</text:span></text:p>
      <text:p text:style-name="P9"><text:span text:style-name="T5">| devesh <text:s text:c="4"/>| Das <text:s text:c="7"/>| <text:s text:c="5"/>32 | <text:s/>30000 | Professor <text:s text:c="2"/>| 2016-01-01 | mumbai <text:s/>| sangat@gmail.co | 0123456789 | <text:s text:c="6"/>2 | IT <text:s text:c="7"/>|</text:span></text:p>
      <text:p text:style-name="P9"><text:span text:style-name="T5">| Minal <text:s text:c="5"/>| Mallawat <text:s text:c="2"/>| <text:s text:c="5"/>33 | <text:s/>62000 | Professor <text:s text:c="2"/>| 2016-06-10 | Jalna <text:s text:c="2"/>| minal@gmail.com | 9423959443 | <text:s text:c="6"/>2 | IT <text:s text:c="7"/>|</text:span></text:p>
      <text:p text:style-name="P9"><text:span text:style-name="T5">+------------+------------+---------+--------+-------------+------------+---------+-----------------+------------+---------+-----------+</text:span></text:p>
      <text:p text:style-name="P9"/>
      <text:p text:style-name="P10"><text:span text:style-name="T5">5.Display professor name, dept_name, shift, salary where prof_id = 101;(multitable join)</text:span></text:p>
      <text:p text:style-name="P10"><text:span text:style-name="T5"/></text:p>
      <text:p text:style-name="P11"><text:span text:style-name="T5"><text:s/>select p.prof_fname,p.prof_lname,d.dept_name,s.shift from professors as p, departments as d, shift as s where p.prof_id=101 and p.prof_id=s.prof_id and p.dept_id=d.dept_id;</text:span></text:p>
      <text:p text:style-name="P11"><text:span text:style-name="T5">+------------+------------+-----------+-------+</text:span></text:p>
      <text:p text:style-name="P11"><text:span text:style-name="T5">| prof_fname | prof_lname | dept_name | shift |</text:span></text:p>
      <text:p text:style-name="P11"><text:span text:style-name="T5">+------------+------------+-----------+-------+</text:span></text:p>
      <text:p text:style-name="P11"><text:span text:style-name="T5">| Sangat <text:s text:c="4"/>| Das <text:s text:c="7"/>| IT <text:s text:c="7"/>| <text:s text:c="4"/>1 |</text:span></text:p>
      <text:p text:style-name="P11"><text:span text:style-name="T5">+------------+------------+-----------+-------+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40:09.205956056</meta:creation-date>
    <dc:date>2017-07-11T12:50:37.134303320</dc:date>
    <meta:editing-duration>PT1H7M10S</meta:editing-duration>
    <meta:editing-cycles>11</meta:editing-cycles>
    <meta:generator>LibreOffice/4.2.8.2$Linux_X86_64 LibreOffice_project/420$Build-2</meta:generator>
    <meta:document-statistic meta:table-count="0" meta:image-count="0" meta:object-count="0" meta:page-count="4" meta:paragraph-count="134" meta:word-count="1551" meta:character-count="10168" meta:non-whitespace-character-count="7009"/>
  </office:meta>
</office:document-meta>
</file>